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847cm" fo:margin-bottom="0.212cm" fo:line-height="0.423cm" fo:text-align="start" style:justify-single-word="false" fo:text-indent="0cm" style:auto-text-indent="false"/>
      <style:text-properties style:font-name="Arial" fo:font-size="8pt" style:font-size-asian="8pt" style:font-size-complex="8pt"/>
    </style:style>
    <style:style style:name="P2" style:family="paragraph" style:parent-style-name="Standard" style:master-page-name="Standard">
      <style:paragraph-properties fo:margin-left="0cm" fo:margin-right="0cm" fo:margin-top="0.847cm" fo:margin-bottom="0.212cm" fo:line-height="0.423cm" fo:text-align="start" style:justify-single-word="false" fo:text-indent="0cm" style:auto-text-indent="false" style:page-number="auto"/>
      <style:text-properties style:font-name="Arial" fo:font-size="8pt" style:font-size-asian="8pt" style:font-size-complex="8pt"/>
    </style:style>
    <style:style style:name="P3" style:family="paragraph" style:parent-style-name="Standard">
      <style:paragraph-properties fo:margin-left="0cm" fo:margin-right="0cm" fo:margin-top="0.635cm" fo:margin-bottom="0.212cm" fo:line-height="0.423cm" fo:text-align="start" style:justify-single-word="false" fo:keep-together="always" fo:text-indent="0cm" style:auto-text-indent="false" fo:keep-with-next="always"/>
      <style:text-properties style:font-name="Arial" fo:font-size="8pt" style:font-size-asian="8pt" style:font-size-complex="8pt"/>
    </style:style>
    <style:style style:name="P4" style:family="paragraph" style:parent-style-name="Standard">
      <style:paragraph-properties fo:margin-left="0cm" fo:margin-right="0cm" fo:margin-top="0cm" fo:margin-bottom="0cm" fo:line-height="0.487cm" fo:text-align="start" style:justify-single-word="false" fo:text-indent="0cm" style:auto-text-indent="false"/>
      <style:text-properties fo:color="#00000a" style:text-position="0% 0%" style:font-name="Arial" fo:font-size="8pt" fo:letter-spacing="normal" fo:font-style="italic" style:font-name-asian="Roboto1" style:font-size-asian="8pt" style:font-style-asian="italic" style:font-name-complex="Roboto1" style:font-size-complex="8pt"/>
    </style:style>
    <style:style style:name="P5" style:family="paragraph" style:parent-style-name="Standard">
      <style:paragraph-properties fo:margin-left="0cm" fo:margin-right="0cm" fo:margin-top="0cm" fo:margin-bottom="0cm" fo:line-height="0.487cm" fo:text-align="start" style:justify-single-word="false" fo:text-indent="0cm" style:auto-text-indent="false"/>
      <style:text-properties fo:color="#00000a" style:text-position="0% 0%" style:font-name="Arial" fo:font-size="8pt" fo:letter-spacing="normal" fo:font-style="italic" style:font-name-asian="Calibri1" style:font-size-asian="8pt" style:font-style-asian="italic" style:font-name-complex="Calibri1" style:font-size-complex="8pt"/>
    </style:style>
    <style:style style:name="P6" style:family="paragraph" style:parent-style-name="Standard">
      <style:paragraph-properties fo:margin-left="0cm" fo:margin-right="0cm" fo:margin-top="0cm" fo:margin-bottom="0cm" fo:line-height="0.487cm" fo:text-align="start" style:justify-single-word="false" fo:text-indent="0cm" style:auto-text-indent="false"/>
      <style:text-properties fo:color="#00000a" style:text-position="0% 0%" style:font-name="Arial" fo:font-size="8pt" fo:letter-spacing="normal" style:font-name-asian="Open Sans1" style:font-size-asian="8pt" style:font-name-complex="Open Sans1" style:font-size-complex="8pt"/>
    </style:style>
    <style:style style:name="P7"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 fo:font-size="8pt" fo:letter-spacing="normal" style:font-name-asian="Open Sans1" style:font-size-asian="8pt" style:font-name-complex="Open Sans1" style:font-size-complex="8pt"/>
    </style:style>
    <style:style style:name="P8" style:family="paragraph" style:parent-style-name="Standard">
      <style:paragraph-properties fo:margin-left="0cm" fo:margin-right="0cm" fo:margin-top="0cm" fo:margin-bottom="0cm" fo:line-height="0.487cm" fo:text-align="start" style:justify-single-word="false" fo:text-indent="0cm" style:auto-text-indent="false"/>
      <style:text-properties fo:color="#00000a" style:text-position="0% 0%" style:font-name="Arial" fo:font-size="8pt" fo:letter-spacing="normal" style:font-name-asian="Roboto1" style:font-size-asian="8pt" style:font-name-complex="Roboto1" style:font-size-complex="8pt"/>
    </style:style>
    <style:style style:name="P9" style:family="paragraph" style:parent-style-name="Standard">
      <style:paragraph-properties fo:margin-left="0cm" fo:margin-right="0cm" fo:margin-top="0cm" fo:margin-bottom="0cm" fo:line-height="0.487cm" fo:text-align="start" style:justify-single-word="false" fo:text-indent="0cm" style:auto-text-indent="false"/>
      <style:text-properties fo:color="#00000a" style:text-position="0% 0%" style:font-name="Arial" fo:font-size="8pt" fo:letter-spacing="normal" fo:font-weight="bold" style:font-name-asian="Roboto1" style:font-size-asian="8pt" style:font-weight-asian="bold" style:font-name-complex="Roboto1" style:font-size-complex="8pt"/>
    </style:style>
    <style:style style:name="P10" style:family="paragraph" style:parent-style-name="Standard">
      <style:paragraph-properties fo:margin-left="0cm" fo:margin-right="0cm" fo:margin-top="0cm" fo:margin-bottom="0cm" fo:line-height="0.487cm" fo:text-align="start" style:justify-single-word="false" fo:text-indent="0cm" style:auto-text-indent="false"/>
      <style:text-properties fo:color="#ff5722" style:text-position="0% 0%" style:font-name="Arial" fo:font-size="8pt" fo:letter-spacing="normal" fo:font-weight="bold" style:font-name-asian="Open Sans1" style:font-size-asian="8pt" style:font-weight-asian="bold" style:font-name-complex="Open Sans1" style:font-size-complex="8pt"/>
    </style:style>
    <style:style style:name="P11" style:family="paragraph" style:parent-style-name="Standard">
      <style:paragraph-properties fo:margin-left="0cm" fo:margin-right="0cm" fo:margin-top="0cm" fo:margin-bottom="0cm" fo:line-height="0.487cm" fo:text-align="start" style:justify-single-word="false" fo:text-indent="0cm" style:auto-text-indent="false"/>
      <style:text-properties fo:color="#ff5722" style:text-position="0% 0%" style:font-name="Arial" fo:font-size="8pt" fo:letter-spacing="normal" style:font-name-asian="Open Sans1" style:font-size-asian="8pt" style:font-name-complex="Open Sans1" style:font-size-complex="8pt"/>
    </style:style>
    <style:style style:name="P12" style:family="paragraph" style:parent-style-name="Standard">
      <style:paragraph-properties fo:margin-left="0cm" fo:margin-right="0cm" fo:margin-top="0cm" fo:margin-bottom="0cm" fo:line-height="0.487cm" fo:text-align="start" style:justify-single-word="false" fo:text-indent="0cm" style:auto-text-indent="false"/>
      <style:text-properties fo:color="#073763" style:text-position="0% 0%" style:font-name="Arial" fo:font-size="8pt" fo:letter-spacing="normal" fo:font-weight="bold" style:font-name-asian="Open Sans1" style:font-size-asian="8pt" style:font-weight-asian="bold" style:font-name-complex="Open Sans1" style:font-size-complex="8pt"/>
    </style:style>
    <style:style style:name="P13" style:family="paragraph" style:parent-style-name="Standard">
      <style:paragraph-properties fo:margin-left="0cm" fo:margin-right="0cm" fo:margin-top="0cm" fo:margin-bottom="0cm" fo:line-height="0.487cm" fo:text-align="start" style:justify-single-word="false" fo:text-indent="0cm" style:auto-text-indent="false"/>
      <style:text-properties style:font-name="Arial" fo:font-size="8pt" style:font-size-asian="8pt" style:font-size-complex="8pt"/>
    </style:style>
    <style:style style:name="P14" style:family="paragraph" style:parent-style-name="Standard">
      <style:paragraph-properties fo:margin-left="1.27cm" fo:margin-right="0cm" fo:margin-top="0cm" fo:margin-bottom="0cm" fo:line-height="0.487cm" fo:text-align="start" style:justify-single-word="false" fo:text-indent="0cm" style:auto-text-indent="false"/>
      <style:text-properties fo:color="#00000a" style:text-position="0% 0%" style:font-name="Arial" fo:font-size="8pt" fo:letter-spacing="normal" style:font-name-asian="Roboto1" style:font-size-asian="8pt" style:font-name-complex="Roboto1" style:font-size-complex="8pt"/>
    </style:style>
    <style:style style:name="P15" style:family="paragraph" style:parent-style-name="Standard">
      <style:paragraph-properties fo:margin-left="1.27cm" fo:margin-right="0cm" fo:margin-top="0cm" fo:margin-bottom="0cm" fo:line-height="0.487cm" fo:text-align="start" style:justify-single-word="false" fo:text-indent="0cm" style:auto-text-indent="false"/>
      <style:text-properties fo:color="#00000a" style:text-position="0% 0%" style:font-name="Arial" fo:font-size="8pt" fo:letter-spacing="normal" fo:font-style="italic" style:font-name-asian="Roboto1" style:font-size-asian="8pt" style:font-style-asian="italic" style:font-name-complex="Roboto1" style:font-size-complex="8pt"/>
    </style:style>
    <style:style style:name="P16" style:family="paragraph" style:parent-style-name="Standard">
      <style:paragraph-properties fo:margin-left="1.27cm" fo:margin-right="0cm" fo:margin-top="0cm" fo:margin-bottom="0cm" fo:line-height="0.487cm" fo:text-align="start" style:justify-single-word="false" fo:text-indent="0cm" style:auto-text-indent="false"/>
      <style:text-properties fo:color="#00000a" style:text-position="0% 0%" style:font-name="Arial" fo:font-size="8pt" fo:letter-spacing="normal" fo:font-style="italic" fo:font-weight="bold" style:font-name-asian="Roboto1" style:font-size-asian="8pt" style:font-style-asian="italic" style:font-weight-asian="bold" style:font-name-complex="Roboto1" style:font-size-complex="8pt"/>
    </style:style>
    <style:style style:name="P17" style:family="paragraph" style:parent-style-name="Standard">
      <style:paragraph-properties fo:margin-left="1.27cm" fo:margin-right="0cm" fo:margin-top="0cm" fo:margin-bottom="0cm" fo:line-height="0.423cm" fo:text-align="start" style:justify-single-word="false" fo:text-indent="0cm" style:auto-text-indent="false"/>
      <style:text-properties fo:color="#000000" style:text-position="0% 0%" style:font-name="Arial" fo:font-size="8pt" fo:letter-spacing="normal" style:font-name-asian="Segoe UI1" style:font-size-asian="8pt" style:font-name-complex="Segoe UI1" style:font-size-complex="8pt"/>
    </style:style>
    <style:style style:name="P18" style:family="paragraph" style:parent-style-name="Standard">
      <style:paragraph-properties fo:margin-left="1.27cm" fo:margin-right="0cm" fo:margin-top="0cm" fo:margin-bottom="0cm" fo:line-height="0.487cm" fo:text-align="start" style:justify-single-word="false" fo:text-indent="0cm" style:auto-text-indent="false"/>
      <style:text-properties fo:color="#00b050" style:text-position="0% 0%" style:font-name="Arial" fo:font-size="8pt" fo:letter-spacing="normal" fo:font-style="italic" fo:font-weight="bold" style:font-name-asian="Roboto1" style:font-size-asian="8pt" style:font-style-asian="italic" style:font-weight-asian="bold" style:font-name-complex="Roboto1" style:font-size-complex="8pt"/>
    </style:style>
    <style:style style:name="P19" style:family="paragraph" style:parent-style-name="Standard">
      <style:paragraph-properties fo:margin-left="1.27cm" fo:margin-right="0cm" fo:margin-top="0cm" fo:margin-bottom="0cm" fo:line-height="0.487cm" fo:text-align="start" style:justify-single-word="false" fo:text-indent="0cm" style:auto-text-indent="false"/>
      <style:text-properties style:font-name="Arial" fo:font-size="8pt" style:font-size-asian="8pt" style:font-size-complex="8pt"/>
    </style:style>
    <style:style style:name="P20" style:family="paragraph" style:parent-style-name="Standard">
      <style:paragraph-properties fo:margin-left="1.27cm" fo:margin-right="0cm" fo:margin-top="0cm" fo:margin-bottom="0cm" fo:line-height="0.423cm" fo:text-align="start" style:justify-single-word="false" fo:text-indent="0cm" style:auto-text-indent="false"/>
      <style:text-properties style:font-name="Arial" fo:font-size="8pt" style:font-size-asian="8pt" style:font-size-complex="8pt"/>
    </style:style>
    <style:style style:name="T1" style:family="text">
      <style:text-properties fo:color="#0b5394" style:text-position="0% 0%" fo:letter-spacing="normal" fo:font-weight="bold" style:font-name-asian="Open Sans1" style:font-weight-asian="bold" style:font-name-complex="Open Sans1"/>
    </style:style>
    <style:style style:name="T2" style:family="text">
      <style:text-properties fo:color="#0b5394" style:text-position="0% 0%" fo:letter-spacing="normal" style:font-name-asian="Roboto Black1" style:font-name-complex="Roboto Black1"/>
    </style:style>
    <style:style style:name="T3" style:family="text">
      <style:text-properties fo:color="#0b5394" style:text-position="0% 0%" style:font-name="Open Sans" fo:letter-spacing="normal" fo:font-weight="bold" style:font-name-asian="Open Sans1" style:font-weight-asian="bold" style:font-name-complex="Open Sans1"/>
    </style:style>
    <style:style style:name="T4" style:family="text">
      <style:text-properties fo:color="#0b5394" style:text-position="0% 0%" style:font-name="Open Sans" fo:font-size="24pt" fo:letter-spacing="normal" fo:font-weight="bold" style:font-name-asian="Open Sans1" style:font-size-asian="24pt" style:font-weight-asian="bold" style:font-name-complex="Open Sans1"/>
    </style:style>
    <style:style style:name="T5" style:family="text">
      <style:text-properties fo:color="#0b5394" style:text-position="0% 0%" style:font-name="Open Sans" fo:font-size="11pt" fo:letter-spacing="normal" style:font-name-asian="Open Sans1" style:font-size-asian="11pt" style:font-name-complex="Open Sans1"/>
    </style:style>
    <style:style style:name="T6" style:family="text">
      <style:text-properties fo:color="#0b5394" style:text-position="0% 0%" style:font-name="Roboto Black" fo:letter-spacing="normal" style:font-name-asian="Roboto Black1" style:font-name-complex="Roboto Black1"/>
    </style:style>
    <style:style style:name="T7" style:family="text">
      <style:text-properties fo:color="#0b5394" style:text-position="0% 0%" style:font-name="Roboto Black" fo:font-size="18pt" fo:letter-spacing="normal" style:font-name-asian="Roboto Black1" style:font-size-asian="18pt" style:font-name-complex="Roboto Black1"/>
    </style:style>
    <style:style style:name="T8" style:family="text">
      <style:text-properties fo:color="#6fa8dc" style:text-position="0% 0%" fo:letter-spacing="normal" fo:font-weight="bold" style:font-name-asian="Open Sans1" style:font-weight-asian="bold" style:font-name-complex="Open Sans1"/>
    </style:style>
    <style:style style:name="T9" style:family="text">
      <style:text-properties fo:color="#6fa8dc" style:text-position="0% 0%" style:font-name="Open Sans" fo:letter-spacing="normal" fo:font-weight="bold" style:font-name-asian="Open Sans1" style:font-weight-asian="bold" style:font-name-complex="Open Sans1"/>
    </style:style>
    <style:style style:name="T10" style:family="text">
      <style:text-properties fo:color="#6fa8dc" style:text-position="0% 0%" style:font-name="Open Sans" fo:font-size="18pt" fo:letter-spacing="normal" fo:font-weight="bold" style:font-name-asian="Open Sans1" style:font-size-asian="18pt" style:font-weight-asian="bold" style:font-name-complex="Open Sans1"/>
    </style:style>
    <style:style style:name="T11" style:family="text">
      <style:text-properties fo:color="#6fa8dc" style:text-position="0% 0%" style:font-name="Open Sans" fo:font-size="20pt" fo:letter-spacing="normal" fo:font-style="italic" fo:font-weight="bold" style:font-name-asian="Open Sans1" style:font-size-asian="20pt" style:font-style-asian="italic" style:font-weight-asian="bold" style:font-name-complex="Open Sans1"/>
    </style:style>
    <style:style style:name="T12" style:family="text">
      <style:text-properties fo:color="#00000a" style:text-position="0% 0%" fo:letter-spacing="normal" fo:font-style="italic" style:font-name-asian="Roboto1" style:font-style-asian="italic" style:font-name-complex="Roboto1"/>
    </style:style>
    <style:style style:name="T13" style:family="text">
      <style:text-properties fo:color="#00000a" style:text-position="0% 0%" fo:letter-spacing="normal" style:font-name-asian="Roboto1" style:font-name-complex="Roboto1"/>
    </style:style>
    <style:style style:name="T14" style:family="text">
      <style:text-properties fo:color="#00000a" style:text-position="0% 0%" fo:letter-spacing="normal" style:font-name-asian="Open Sans1" style:font-name-complex="Open Sans1"/>
    </style:style>
    <style:style style:name="T15" style:family="text">
      <style:text-properties fo:color="#00000a" style:text-position="0% 0%" fo:letter-spacing="normal" fo:font-weight="bold" style:font-name-asian="Roboto1" style:font-weight-asian="bold" style:font-name-complex="Roboto1"/>
    </style:style>
    <style:style style:name="T16" style:family="text">
      <style:text-properties fo:color="#00000a" style:text-position="0% 0%" style:font-name="Roboto" fo:letter-spacing="normal" style:font-name-asian="Roboto1" style:font-name-complex="Roboto1"/>
    </style:style>
    <style:style style:name="T17" style:family="text">
      <style:text-properties fo:color="#00000a" style:text-position="0% 0%" style:font-name="Roboto" fo:letter-spacing="normal" fo:font-style="italic" style:font-name-asian="Roboto1" style:font-style-asian="italic" style:font-name-complex="Roboto1"/>
    </style:style>
    <style:style style:name="T18" style:family="text">
      <style:text-properties fo:color="#00000a" style:text-position="0% 0%" style:font-name="Roboto" fo:letter-spacing="normal" fo:font-weight="bold" style:font-name-asian="Roboto1" style:font-weight-asian="bold" style:font-name-complex="Roboto1"/>
    </style:style>
    <style:style style:name="T19" style:family="text">
      <style:text-properties fo:color="#00000a" style:text-position="0% 0%" style:font-name="Roboto" fo:font-size="11pt" fo:letter-spacing="normal" style:font-name-asian="Roboto1" style:font-size-asian="11pt" style:font-name-complex="Roboto1"/>
    </style:style>
    <style:style style:name="T20" style:family="text">
      <style:text-properties fo:color="#00000a" style:text-position="0% 0%" style:font-name="Roboto" fo:font-size="11pt" fo:letter-spacing="normal" fo:font-style="italic" style:font-name-asian="Roboto1" style:font-size-asian="11pt" style:font-style-asian="italic" style:font-name-complex="Roboto1"/>
    </style:style>
    <style:style style:name="T21" style:family="text">
      <style:text-properties fo:color="#00000a" style:text-position="0% 0%" style:font-name="Roboto" fo:font-size="11pt" fo:letter-spacing="normal" fo:font-weight="bold" style:font-name-asian="Roboto1" style:font-size-asian="11pt" style:font-weight-asian="bold" style:font-name-complex="Roboto1"/>
    </style:style>
    <style:style style:name="T22" style:family="text">
      <style:text-properties fo:color="#00000a" style:text-position="0% 0%" style:font-name="Open Sans" fo:letter-spacing="normal" style:font-name-asian="Open Sans1" style:font-name-complex="Open Sans1"/>
    </style:style>
    <style:style style:name="T23" style:family="text">
      <style:text-properties fo:color="#00000a" style:text-position="0% 0%" style:font-name="Open Sans" fo:font-size="11pt" fo:letter-spacing="normal" style:font-name-asian="Open Sans1" style:font-size-asian="11pt" style:font-name-complex="Open Sans1"/>
    </style:style>
    <style:style style:name="T24" style:family="text">
      <style:text-properties fo:color="#ff5722" style:text-position="0% 0%" fo:letter-spacing="normal" fo:font-weight="bold" style:font-name-asian="Open Sans1" style:font-weight-asian="bold" style:font-name-complex="Open Sans1"/>
    </style:style>
    <style:style style:name="T25" style:family="text">
      <style:text-properties fo:color="#ff5722" style:text-position="0% 0%" style:font-name="Open Sans" fo:letter-spacing="normal" fo:font-weight="bold" style:font-name-asian="Open Sans1" style:font-weight-asian="bold" style:font-name-complex="Open Sans1"/>
    </style:style>
    <style:style style:name="T26" style:family="text">
      <style:text-properties fo:color="#ff5722" style:text-position="0% 0%" style:font-name="Open Sans" fo:font-size="14pt" fo:letter-spacing="normal" fo:font-weight="bold" style:font-name-asian="Open Sans1" style:font-size-asian="14pt" style:font-weight-asian="bold" style:font-name-complex="Open Sans1"/>
    </style:style>
    <style:style style:name="T27" style:family="text">
      <style:text-properties fo:color="#073763" style:text-position="0% 0%" style:font-name="Open Sans" fo:font-size="11pt" fo:letter-spacing="normal" style:font-name-asian="Open Sans1" style:font-size-asian="11pt" style:font-name-complex="Open Sans1"/>
    </style:style>
    <style:style style:name="T28" style:family="text">
      <style:text-properties fo:color="#00b050" style:text-position="0% 0%" fo:letter-spacing="normal" fo:font-style="italic" fo:font-weight="bold" style:font-name-asian="Roboto1" style:font-style-asian="italic" style:font-weight-asian="bold" style:font-name-complex="Roboto1"/>
    </style:style>
    <style:style style:name="T29" style:family="text">
      <style:text-properties fo:color="#00b050" style:text-position="0% 0%" style:font-name="Roboto" fo:letter-spacing="normal" fo:font-style="italic" fo:font-weight="bold" style:font-name-asian="Roboto1" style:font-style-asian="italic" style:font-weight-asian="bold" style:font-name-complex="Roboto1"/>
    </style:style>
    <style:style style:name="T30" style:family="text">
      <style:text-properties fo:color="#00b050" style:text-position="0% 0%" style:font-name="Roboto" fo:font-size="12pt" fo:letter-spacing="normal" fo:font-style="italic" fo:font-weight="bold" style:font-name-asian="Roboto1" style:font-size-asian="12pt" style:font-style-asian="italic" style:font-weight-asian="bold" style:font-name-complex="Roboto1"/>
    </style:style>
    <style:style style:name="T31" style:family="text">
      <style:text-properties fo:color="#000000" style:text-position="0% 0%" fo:letter-spacing="normal" style:font-name-asian="Roboto1" style:font-name-complex="Roboto1"/>
    </style:style>
    <style:style style:name="T32" style:family="text">
      <style:text-properties fo:color="#000000" style:text-position="0% 0%" fo:letter-spacing="normal" style:font-name-asian="Segoe UI1" style:font-name-complex="Segoe UI1"/>
    </style:style>
    <style:style style:name="T33" style:family="text">
      <style:text-properties fo:color="#000000" style:text-position="0% 0%" fo:letter-spacing="normal" fo:font-style="italic" style:font-name-asian="Segoe UI1" style:font-style-asian="italic" style:font-name-complex="Segoe UI1"/>
    </style:style>
    <style:style style:name="T34" style:family="text">
      <style:text-properties fo:color="#000000" style:text-position="0% 0%" style:font-name="Roboto" fo:letter-spacing="normal" style:font-name-asian="Roboto1" style:font-name-complex="Roboto1"/>
    </style:style>
    <style:style style:name="T35" style:family="text">
      <style:text-properties fo:color="#000000" style:text-position="0% 0%" style:font-name="Roboto" fo:font-size="11pt" fo:letter-spacing="normal" style:font-name-asian="Roboto1" style:font-size-asian="11pt" style:font-name-complex="Roboto1"/>
    </style:style>
    <style:style style:name="T36" style:family="text">
      <style:text-properties fo:color="#000000" style:text-position="0% 0%" style:font-name="Segoe UI" fo:letter-spacing="normal" style:font-name-asian="Segoe UI1" style:font-name-complex="Segoe UI1"/>
    </style:style>
    <style:style style:name="T37" style:family="text">
      <style:text-properties fo:color="#000000" style:text-position="0% 0%" style:font-name="Segoe UI" fo:letter-spacing="normal" fo:font-style="italic" style:font-name-asian="Segoe UI1" style:font-style-asian="italic" style:font-name-complex="Segoe UI1"/>
    </style:style>
    <style:style style:name="T38" style:family="text">
      <style:text-properties fo:color="#000000" style:text-position="0% 0%" style:font-name="Segoe UI" fo:font-size="11pt" fo:letter-spacing="normal" style:font-name-asian="Segoe UI1" style:font-size-asian="11pt" style:font-name-complex="Segoe UI1"/>
    </style:style>
    <style:style style:name="T39" style:family="text">
      <style:text-properties fo:color="#000000" style:text-position="0% 0%" style:font-name="Segoe UI" fo:font-size="12pt" fo:letter-spacing="normal" fo:font-style="italic" style:font-name-asian="Segoe UI1" style:font-size-asian="12pt" style:font-style-asian="italic" style:font-name-complex="Segoe UI1"/>
    </style:style>
    <style:style style:name="T40" style:family="text">
      <style:text-properties fo:color="#000000" style:text-position="0% 0%" style:font-name="Segoe UI" fo:font-size="19pt" fo:letter-spacing="normal" style:font-name-asian="Segoe UI1" style:font-size-asian="19pt" style:font-name-complex="Segoe UI1"/>
    </style:style>
    <style:style style:name="T41" style:family="text">
      <style:text-properties fo:color="#ff6409" style:text-position="0% 0%" style:font-name="Open Sans" fo:font-size="12pt" fo:letter-spacing="normal" fo:font-weight="bold" style:font-name-asian="Open Sans1" style:font-size-asian="12pt" style:font-weight-asian="bold" style:font-name-complex="Open San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entorapps</text:span></text:p>
      <text:p text:style-name="P1"><text:span text:style-name="T8">Besoins et conception</text:span></text:p>
      <text:p text:style-name="P3"><text:span text:style-name="T2">1. Présentation du projet</text:span></text:p>
      <text:p text:style-name="P4"/>
      <text:p text:style-name="P13"><text:span text:style-name="T13">Une application qui permet une formalisation bien structurée des différentes modalités affiliées aux activités de mentorat. Essentiellement tourné pour les entreprises souhaitant structurer et optimiser le temps et l'energie dépensée dans le mentorat entre ses <text:s/>employés. Son utilisation doit permettre de minimiser les risques encourru par un manque imprévu en ressources humaine et avoir un suivi des compétence de chaque employés au sein d'une entreprise.</text:span></text:p>
      <text:p text:style-name="P10"/>
      <text:p text:style-name="P13"><text:span text:style-name="T24">1.1 Objectifs du projet </text:span></text:p>
      <text:p text:style-name="P10"/>
      <text:p text:style-name="P13"><text:span text:style-name="T14">Optimiser le temps allouer au mentorat dans les entreprises via une définition claire des objectifs d'apprentissage et une organisation stricte de son déroulement.</text:span></text:p>
      <text:p text:style-name="P13"><text:span text:style-name="T14">Pourvoir des outils necessaire à une définition précise des modalités du contrat. </text:span></text:p>
      <text:p text:style-name="P13"><text:span text:style-name="T14">Centraliser les ressources consacrées à l'encadrement de formations dans une seule application.</text:span></text:p>
      <text:p text:style-name="P13"><text:span text:style-name="T14">Fournir une tracabilité du déroulement et de l'évolution d'un contrat en terme d'acquisition de competence.</text:span></text:p>
      <text:p text:style-name="P6"/>
      <text:p text:style-name="P6"/>
      <text:p text:style-name="P13"><text:span text:style-name="T24">1.2 Éléments hors périmètre</text:span></text:p>
      <text:p text:style-name="P11"/>
      <text:p text:style-name="P13"><text:span text:style-name="T13">-Portage de l'application vers une version mobile. </text:span></text:p>
      <text:p text:style-name="P13"><text:span text:style-name="T13">-Possibilité d'utilisation de l'application en tant que particuliers</text:span></text:p>
      <text:p text:style-name="P4"/>
      <text:p text:style-name="P4"/>
      <text:p text:style-name="P4"/>
      <text:p text:style-name="P13"><text:span text:style-name="T24">1.3 Métriques du projet </text:span></text:p>
      <text:p text:style-name="P13"><text:span text:style-name="T13">Je prends en compte chaque fonctionnalités, je les priorise selon les besoins client et les notes selon leurs apparent niveau de complexité.</text:span></text:p>
      <text:p text:style-name="P6"/>
      <text:p text:style-name="P6"/>
      <text:p text:style-name="P13"><text:span text:style-name="T2">2. Fonctionnalités </text:span></text:p>
      <text:p text:style-name="P6"/>
      <text:p text:style-name="P13"><text:span text:style-name="T24">2.1 Fonctionnalités du projet <text:s/></text:span></text:p>
      <text:p text:style-name="P4"/>
      <text:p text:style-name="P13"><text:span text:style-name="T28"><text:tab/>Must have:</text:span></text:p>
      <text:p text:style-name="P4"/>
      <text:p text:style-name="P19"><text:span text:style-name="T13">Formulaire de configuration selon l'entreprise</text:span></text:p>
      <text:p text:style-name="P19"><text:soft-page-break/><text:span text:style-name="T13"><text:tab/>-son nom, </text:span></text:p>
      <text:p text:style-name="P19"><text:span text:style-name="T13"><text:tab/>-son domaine d'investigation</text:span></text:p>
      <text:p text:style-name="P19"><text:span text:style-name="T13"><text:tab/>-l'accès à sa Data en ressources humaines (si éxistante)</text:span></text:p>
      <text:p text:style-name="P19"><text:span text:style-name="T13"><text:tab/>-l'accès à son planning</text:span></text:p>
      <text:p text:style-name="P8"/>
      <text:p text:style-name="P19"><text:span text:style-name="T13">Formulaire d'inscription d'un employé (si BDD non éxistant)</text:span></text:p>
      <text:p text:style-name="P19"><text:span text:style-name="T13"><text:tab/>-son nom</text:span></text:p>
      <text:p text:style-name="P19"><text:span text:style-name="T13"><text:tab/>-son métier</text:span></text:p>
      <text:p text:style-name="P14"/>
      <text:p text:style-name="P19"><text:span text:style-name="T13">Formulaire de création d'un contrat de mentorat</text:span></text:p>
      <text:p text:style-name="P19"><text:span text:style-name="T13"><text:tab/>-definition du métier concerné</text:span></text:p>
      <text:p text:style-name="P19"><text:span text:style-name="T13"><text:tab/>-definition des personnes concernées (mentors et mentorés(suggestion par une IA))</text:span></text:p>
      <text:p text:style-name="P19"><text:span text:style-name="T13"><text:tab/>-pour les mentorés, définition des difficultés techniques</text:span></text:p>
      <text:p text:style-name="P19"><text:span text:style-name="T13"><text:tab/>-définition de l'objectif technique à atteindre avant fin de contrat</text:span></text:p>
      <text:p text:style-name="P19"><text:span text:style-name="T13"><text:tab/>-définition des outils permettant une veille technologique efficace</text:span></text:p>
      <text:p text:style-name="P19"><text:span text:style-name="T13"><text:tab/>-definition de la frequence des session</text:span></text:p>
      <text:p text:style-name="P19"><text:span text:style-name="T13"><text:tab/>-definition de la durée des session</text:span></text:p>
      <text:p text:style-name="P19"><text:span text:style-name="T13"><text:tab/>-possibilité de modification du contenu de la session</text:span></text:p>
      <text:p text:style-name="P19"><text:span text:style-name="T13"><text:tab/>-possibilité d'acceptation ou de contestation du contrat par les personnes concerné</text:span></text:p>
      <text:p text:style-name="P14"/>
      <text:p text:style-name="P19"><text:span text:style-name="T13">Formulaire de création de session (communication numerique avec le planning général)</text:span></text:p>
      <text:p text:style-name="P19"><text:span text:style-name="T13"><text:tab/>-définition des sujet de discussion et domaine technique</text:span></text:p>
      <text:p text:style-name="P19"><text:span text:style-name="T13"><text:tab/>-definition d'une date</text:span></text:p>
      <text:p text:style-name="P19"><text:span text:style-name="T13"><text:tab/>-dépot d'un rapport de session (lorsque la session est faite)</text:span></text:p>
      <text:p text:style-name="P19"><text:span text:style-name="T13"><text:tab/>-définition des objectif a atteindre avant la date de session (si définit)</text:span></text:p>
      <text:p text:style-name="P19"><text:span text:style-name="T13"><text:tab/>-possibilité de modification du contenu de la session</text:span></text:p>
      <text:p text:style-name="P19"><text:span text:style-name="T13"><text:tab/>-possibilité de modification de la date de session</text:span></text:p>
      <text:p text:style-name="P19"><text:span text:style-name="T13"><text:tab/>-possibilité de déposé un contenu numérique comme un enregistrement audio/video de la session</text:span></text:p>
      <text:p text:style-name="P15"/>
      <text:p text:style-name="P19"><text:span text:style-name="T28">Should have:</text:span></text:p>
      <text:p text:style-name="P19"><text:span text:style-name="T13">Fonctionnalité d'acces à une archive du mentorat avec:</text:span></text:p>
      <text:p text:style-name="P19"><text:span text:style-name="T13"><text:tab/>-liste des dashboard métrique avec le calcul d'une moyenne de toute les sessions</text:span></text:p>
      <text:p text:style-name="P19"><text:span text:style-name="T13"><text:tab/>-liste des rapports de session </text:span></text:p>
      <text:p text:style-name="P19"><text:span text:style-name="T13"><text:tab/>-tableau burndown chart avec le niveau de vélocité développé par les mentoré et la date estimé de fin de contrat en comparaison avec celle définie manuellement en début de contrat</text:span></text:p>
      <text:p text:style-name="P15"/>
      <text:p text:style-name="P19"><text:span text:style-name="T28">Could have:</text:span></text:p>
      <text:p text:style-name="P19"><text:span text:style-name="T13">Fonctionnalité d'accès à un dashboard métrique représentant:</text:span></text:p>
      <text:p text:style-name="P19"><text:span text:style-name="T13"><text:tab/>-le niveau de constructivité apporté par les sessions</text:span></text:p>
      <text:p text:style-name="P19"><text:soft-page-break/><text:span text:style-name="T13"><text:tab/>-le niveau de compétence du mentor</text:span></text:p>
      <text:p text:style-name="P19"><text:span text:style-name="T13"><text:tab/>-la qualité logistique déployé</text:span></text:p>
      <text:p text:style-name="P19"><text:span text:style-name="T13"><text:tab/>-le respect de l'horaire défini</text:span></text:p>
      <text:p text:style-name="P19"><text:span text:style-name="T13"><text:tab/>-le niveau d'écoute du mentor et des mentorés</text:span></text:p>
      <text:p text:style-name="P14"/>
      <text:p text:style-name="P19"><text:span text:style-name="T13">Récupération d'un profile employé existant dans la Base de Donnée de l'entreprise</text:span></text:p>
      <text:p text:style-name="P19"><text:span text:style-name="T13"><text:tab/>-définition de la connexion entre l'application et la BDD</text:span></text:p>
      <text:p text:style-name="P15"/>
      <text:p text:style-name="P19"><text:span text:style-name="T28">Wont have:</text:span></text:p>
      <text:p text:style-name="P19"><text:span text:style-name="T13">Portabilité de l'application vers une solution mobile</text:span></text:p>
      <text:p text:style-name="P19"><text:span text:style-name="T13"><text:tab/>-un acces mobile permanent à toutes les fonctionnalités de mentorat</text:span></text:p>
      <text:p text:style-name="P15"/>
      <text:p text:style-name="P5"/>
      <text:p text:style-name="P5"/>
      <text:p text:style-name="P4"/>
      <text:p text:style-name="P13"><text:span text:style-name="T24">2.1 User stories et critères d’acceptation</text:span></text:p>
      <text:p text:style-name="P4"/>
      <text:p text:style-name="P13"><text:span text:style-name="T28"><text:tab/>Besoins fonctionnels:</text:span></text:p>
      <text:p text:style-name="P4"/>
      <text:p text:style-name="P19"><text:span text:style-name="T12">-</text:span><text:span text:style-name="T13">Création d'un compte utilisateur afin de créer ou de souscrire à un contrat de mentorat de l'entreprise</text:span></text:p>
      <text:p text:style-name="P19"><text:span text:style-name="T19"/></text:p>
      <text:p text:style-name="P19"><text:span text:style-name="T13"><text:tab/>Critères d'acceptation:</text:span></text:p>
      <text:p text:style-name="P19"><text:span text:style-name="T13"><text:tab/>-Le bouton d'inscription est visible à la page d'acceuil de l'application</text:span></text:p>
      <text:p text:style-name="P19"><text:span text:style-name="T13"><text:tab/>-il permet d'acceder à un formulaire d'inscription</text:span></text:p>
      <text:p text:style-name="P19"><text:span text:style-name="T13"><text:tab/>-une fois le formulaire rempli, l'utilisateur accede à sa page personelle</text:span></text:p>
      <text:p text:style-name="P14"/>
      <text:p text:style-name="P19"><text:span text:style-name="T13">-Création d'un contrat de mentorat afin de définir, structurer et optimiser <text:s/>le contrat</text:span></text:p>
      <text:p text:style-name="P19"><text:span text:style-name="T19"/></text:p>
      <text:p text:style-name="P19"><text:span text:style-name="T13"><text:tab/>Critères d'acceptation:</text:span></text:p>
      <text:p text:style-name="P19"><text:span text:style-name="T13"><text:tab/>-Le bouton de création du contrat est visible sur la page principal du compte du mentor</text:span></text:p>
      <text:p text:style-name="P19"><text:span text:style-name="T13"><text:tab/>-Determiner le domaine abordé et le niveau de compétence recherché en accord avec le <text:tab/>mentor et le mentoré</text:span></text:p>
      <text:p text:style-name="P19"><text:span text:style-name="T13"><text:tab/>-Determiner le nombre participant et leur identité</text:span></text:p>
      <text:p text:style-name="P19"><text:span text:style-name="T13"><text:tab/>-Determiner la fréquence et la durée des sessions</text:span></text:p>
      <text:p text:style-name="P19"><text:span text:style-name="T13"><text:tab/>-Fournir des ressources pour une veille technologique en rapport au domaine choisi.</text:span></text:p>
      <text:p text:style-name="P19"><text:span text:style-name="T13"><text:tab/>-Définir une date estimée de fin de contrat en fonction du niveau de compétence à acquérir</text:span></text:p>
      <text:p text:style-name="P14"/>
      <text:p text:style-name="P19"><text:soft-page-break/><text:span text:style-name="T13">-Dépot d'un rapport de session afin d'avoir un suivi à l'écrit et d'alimenter le dashboard métrique</text:span></text:p>
      <text:p text:style-name="P19"><text:span text:style-name="T19"/></text:p>
      <text:p text:style-name="P19"><text:span text:style-name="T13"><text:tab/>Critères d'acceptation:</text:span></text:p>
      <text:p text:style-name="P19"><text:span text:style-name="T13"><text:tab/>-Le bouton de soumission de rapport est visible depuis la page principale de la session <text:tab/>concernée</text:span></text:p>
      <text:p text:style-name="P20"><text:span text:style-name="T31"><text:tab/></text:span><text:span text:style-name="T32">-juger le niveau de constructivité apporté par les sessions</text:span></text:p>
      <text:p text:style-name="P20"><text:span text:style-name="T32"><text:tab/>-juger le niveau de compétence du mentor par rapport aux attentes</text:span></text:p>
      <text:p text:style-name="P20"><text:span text:style-name="T32"><text:tab/>-juger la qualité logistique déployé</text:span></text:p>
      <text:p text:style-name="P20"><text:span text:style-name="T32"><text:tab/>-juger le respect de l'horaire défini</text:span></text:p>
      <text:p text:style-name="P20"><text:span text:style-name="T32"><text:tab/>-juger le niveau d'écoute du mentor et des mentorés</text:span></text:p>
      <text:p text:style-name="P20"><text:span text:style-name="T32"><text:tab/>-juger les progrès acquit par les mentorés depuis la dernière session</text:span></text:p>
      <text:p text:style-name="P20"><text:span text:style-name="T32"><text:tab/>-Champ disponible pour ajouter des précisions textuelles</text:span></text:p>
      <text:p text:style-name="P17"/>
      <text:p text:style-name="P19"><text:span text:style-name="T13">-Mise en place d'une burndown chart afin d'avoir une visibilité sur la date de fin estimée du contrat</text:span></text:p>
      <text:p text:style-name="P19"><text:span text:style-name="T19"/></text:p>
      <text:p text:style-name="P19"><text:span text:style-name="T13"><text:tab/>Critères d'acceptation:</text:span></text:p>
      <text:p text:style-name="P20"><text:span text:style-name="T13"><text:tab/>-La burndown chart récupère les données déposé par les différents acteur du contrat lors <text:tab/>de leur rapport de session</text:span></text:p>
      <text:p text:style-name="P20"><text:span text:style-name="T13"><text:tab/>-Mets en rapport ces données avec celle fournit au commencement du contrat et <text:tab/>génère une nouvelle deadline</text:span></text:p>
      <text:p text:style-name="P20"><text:span text:style-name="T13"><text:tab/>-La burndown chart est consultable dans le dashboard metrique</text:span><text:span text:style-name="T33"><text:tab/></text:span></text:p>
      <text:p text:style-name="P15"/>
      <text:p text:style-name="P19"><text:span text:style-name="T28">Besoins non-fonctionnels:</text:span></text:p>
      <text:p text:style-name="P18"/>
      <text:p text:style-name="P16"/>
      <text:p text:style-name="P19"><text:span text:style-name="T13">-implentation des horaires prévu aux sessions de mentorat au sein du planning propre à l' l'entreprise</text:span></text:p>
      <text:p text:style-name="P19"><text:span text:style-name="T13"/></text:p>
      <text:p text:style-name="P19"><text:span text:style-name="T13"><text:tab/>Critères d'acceptation:</text:span></text:p>
      <text:p text:style-name="P19"><text:span text:style-name="T13"><text:tab/>-L'application à un accès en lecture/écriture sur le planning</text:span></text:p>
      <text:p text:style-name="P19"><text:span text:style-name="T13"><text:tab/>-Les sessions apparaissent dans le planning général</text:span></text:p>
      <text:p text:style-name="P8"/>
      <text:p text:style-name="P19"><text:span text:style-name="T13">-IA a accès à une base de données concernant les employé afin de faire matcher les profils de mentor et des mentorés</text:span></text:p>
      <text:p text:style-name="P19"><text:span text:style-name="T19"/></text:p>
      <text:p text:style-name="P19"><text:span text:style-name="T13"><text:tab/>Critères d'acceptation:</text:span></text:p>
      <text:p text:style-name="P19"><text:span text:style-name="T13"><text:tab/>-L'application à un accès en lecture sur la BDD en ressources humaine de l'entreprise</text:span></text:p>
      <text:p text:style-name="P19"><text:span text:style-name="T13"><text:tab/>-L'IA est capable de reconnaitre et de matcher les données</text:span></text:p>
      <text:p text:style-name="P8"/>
      <text:p text:style-name="P19"><text:span text:style-name="T13">-Mise place d'un Kanban afin de lister les sous-domaines auquel les mentorés devront travailler.</text:span></text:p>
      <text:p text:style-name="P19"><text:span text:style-name="T19"/></text:p>
      <text:p text:style-name="P19"><text:span text:style-name="T13"><text:tab/>Critères d'acceptation:</text:span></text:p>
      <text:p text:style-name="P19"><text:span text:style-name="T13"><text:tab/>-L'accès au kanban se fait depuis la page principal du contrat</text:span></text:p>
      <text:p text:style-name="P19"><text:soft-page-break/><text:span text:style-name="T13"><text:tab/>-Le kanban est divisé en au moins 4 liste (en attente, en progrès, en test, et Terminé)</text:span></text:p>
      <text:p text:style-name="P19"><text:span text:style-name="T13"><text:tab/>-Seul le mentor à un droit d'écriture sur le kanban</text:span></text:p>
      <text:p text:style-name="P4"/>
      <text:p text:style-name="P13"><text:span text:style-name="T28"><text:tab/>Besoins secondaires:</text:span></text:p>
      <text:p text:style-name="P4"/>
      <text:p text:style-name="P4"/>
      <text:p text:style-name="P13"><text:span text:style-name="T12"><text:tab/></text:span><text:span text:style-name="T13">-Création d'une version mobile afin de permettre aux employés en déplacement de pouvoir gérer <text:tab/>ses données à distance.</text:span></text:p>
      <text:p text:style-name="P13"><text:span text:style-name="T13"><text:tab/><text:tab/>Critères d'acceptation:</text:span></text:p>
      <text:p text:style-name="P13"><text:span text:style-name="T13"><text:tab/><text:tab/>-La version mobile propose au minimum toutes les fonctions de consultation</text:span></text:p>
      <text:p text:style-name="P13"><text:span text:style-name="T13"><text:tab/><text:tab/>-La version mobile propose un outil de visio</text:span></text:p>
      <text:p text:style-name="P8"/>
      <text:p text:style-name="P4"/>
      <text:p text:style-name="P13"><text:span text:style-name="T2">3. Solution proposée </text:span></text:p>
      <text:p text:style-name="P13"><text:span text:style-name="T13"><text:line-break/></text:span><text:span text:style-name="T24">3.1 Diagrammes de conception technique</text:span></text:p>
      <text:p text:style-name="P6"/>
      <text:p text:style-name="P7"/>
      <text:p text:style-name="P7"/>
      <text:p text:style-name="P7"/>
      <text:p text:style-name="P6"/>
      <text:p text:style-name="P13"><text:span text:style-name="T24">3.2 Glossaire </text:span></text:p>
      <text:p text:style-name="P6"/>
      <text:p text:style-name="P13"><text:span text:style-name="T15">Rapport: </text:span><text:span text:style-name="T13">il s'agit essentiellement de données récupérées à chaque fin de sessions via un qcm portant sur des questions précises (compétences, ponctualité, pédagogie etc...), de brève annotation écrites peuvent étres enregistrées, les données pourront être récupérer pour alimenter le dashboard métrique.</text:span></text:p>
      <text:p text:style-name="P8"/>
      <text:p text:style-name="P13"><text:span text:style-name="T15">Dashboard Métrique: </text:span><text:span text:style-name="T13">donne un aperçu des points fort, des point faible dans le déroulement du contrat, et théorise le niveau évolutif des mentoré afin d'alimenter la burnchartdown</text:span></text:p>
      <text:p text:style-name="P8"/>
      <text:p text:style-name="P13"><text:span text:style-name="T15">BurnChart Down: </text:span><text:span text:style-name="T13">affiche l'avancée globale du contrat en fonction de l'évolution du niveau de compétence des mentorés et défini une date approximative de fin de contrat en conséquence.</text:span></text:p>
      <text:p text:style-name="P9"/>
      <text:p text:style-name="P13"><text:span text:style-name="T15">Log Utilisateur/Entreprise: </text:span><text:span text:style-name="T13">la connexion à un compte doit se faire une fois que l'application à été configuré selon la nature et les besoin de l'entreprise. </text:span></text:p>
      <text:p text:style-name="P8"/>
      <text:p text:style-name="P13"><text:span text:style-name="T15">Contrat: </text:span><text:span text:style-name="T13">Défini toutes les modalités et accords convenues entre un mentor et un ou plusieur mentorés, la page de contrat contiendra 4 onglets: Général, Session, Archive, Dashboard Métrique.</text:span></text:p>
      <text:p text:style-name="P8"/>
      <text:p text:style-name="P13"><text:span text:style-name="T15">Archive: </text:span><text:span text:style-name="T13">Les différents rapports de session propre à un contrat sont consultable </text:span><text:soft-page-break/><text:span text:style-name="T13">via un onglet "archive" dans la page du contrat.</text:span></text:p>
      <text:p text:style-name="P12"/>
      <text:p text:style-name="P13"><text:span text:style-name="T24">3.3 Spécifications techniques</text:span></text:p>
      <text:p text:style-name="P8"/>
      <text:p text:style-name="P13"><text:span text:style-name="T13">Le langage java semble le plus adapté, puisque nous sommes face à un projet logiciel dont la consommation en terme de ressources sera très probablement peu élevé, ainsi qu'une meilleur portabilité sur mobile.</text:span></text:p>
      <text:p text:style-name="P13"><text:span text:style-name="T13">Le langage SQL pour l'implementation d'une base de donnée.</text:span></text:p>
      <text:p text:style-name="P4"/>
      <text:p text:style-name="P4"/>
      <text:p text:style-name="P4"/>
      <text:p text:style-name="P13"><text:span text:style-name="T24">3.4 Wireframes </text:span></text:p>
      <text:p text:style-name="P10"/>
      <text:p text:style-name="P13"><text:span text:style-name="T13">Les wireframes sont en format png ci-j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7-18T00:31:07.39</dc:date>
    <dc:creator>ben duf</dc:creator>
    <meta:generator>OpenOffice/4.1.7$Win32 OpenOffice.org_project/417m1$Build-9800</meta:generator>
    <meta:document-statistic meta:table-count="0" meta:image-count="0" meta:object-count="0" meta:page-count="6" meta:paragraph-count="123" meta:word-count="1233" meta:character-count="8284"/>
    <meta:editing-duration>PT13H14S</meta:editing-duration>
    <meta:editing-cycles>1</meta:editing-cycles>
  </office:meta>
</office:document-meta>
</file>